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47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uardTracker</text:p>
          </table:table-cell>
          <table:table-cell office:value-type="float" office:value="0.289539209889" calcext:value-type="float">
            <text:p>0.2895392099</text:p>
          </table:table-cell>
        </table:table-row>
        <table:table-row table:style-name="ro2">
          <table:table-cell office:value-type="string" calcext:value-type="string">
            <text:p>AIMLauncher</text:p>
          </table:table-cell>
          <table:table-cell office:value-type="float" office:value="0.163863145339" calcext:value-type="float">
            <text:p>0.1638631453</text:p>
          </table:table-cell>
        </table:table-row>
        <table:table-row table:style-name="ro2">
          <table:table-cell office:value-type="string" calcext:value-type="string">
            <text:p>ArchipelagoPrefs</text:p>
          </table:table-cell>
          <table:table-cell office:value-type="float" office:value="0.113178366822" calcext:value-type="float">
            <text:p>0.1131783668</text:p>
          </table:table-cell>
        </table:table-row>
        <table:table-row table:style-name="ro2">
          <table:table-cell office:value-type="string" calcext:value-type="string">
            <text:p>AIM</text:p>
          </table:table-cell>
          <table:table-cell office:value-type="float" office:value="0.15937569859" calcext:value-type="float">
            <text:p>0.1593756986</text:p>
          </table:table-cell>
        </table:table-row>
        <table:table-row table:style-name="ro2">
          <table:table-cell office:value-type="string" calcext:value-type="string">
            <text:p>VersionPruner</text:p>
          </table:table-cell>
          <table:table-cell office:value-type="float" office:value="0.3795481053" calcext:value-type="float">
            <text:p>0.3795481053</text:p>
          </table:table-cell>
        </table:table-row>
        <table:table-row table:style-name="ro2">
          <table:table-cell office:value-type="string" calcext:value-type="string">
            <text:p>XArchDetach</text:p>
          </table:table-cell>
          <table:table-cell office:value-type="float" office:value="0.281634653177" calcext:value-type="float">
            <text:p>0.2816346532</text:p>
          </table:table-cell>
        </table:table-row>
        <table:table-row table:style-name="ro2">
          <table:table-cell office:value-type="string" calcext:value-type="string">
            <text:p>FileTracker</text:p>
          </table:table-cell>
          <table:table-cell office:value-type="float" office:value="0.211351424457" calcext:value-type="float">
            <text:p>0.2113514245</text:p>
          </table:table-cell>
        </table:table-row>
        <table:table-row table:style-name="ro2">
          <table:table-cell office:value-type="string" calcext:value-type="string">
            <text:p>ChangeSetRelationshipManager</text:p>
          </table:table-cell>
          <table:table-cell office:value-type="float" office:value="0.194610450953" calcext:value-type="float">
            <text:p>0.194610451</text:p>
          </table:table-cell>
        </table:table-row>
        <table:table-row table:style-name="ro2">
          <table:table-cell office:value-type="string" calcext:value-type="string">
            <text:p>Resourc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raphLayout</text:p>
          </table:table-cell>
          <table:table-cell office:value-type="float" office:value="0.0858682505731" calcext:value-type="float">
            <text:p>0.0858682506</text:p>
          </table:table-cell>
        </table:table-row>
        <table:table-row table:style-name="ro2">
          <table:table-cell office:value-type="string" calcext:value-type="string">
            <text:p>ArchlightNoticeView</text:p>
          </table:table-cell>
          <table:table-cell office:value-type="float" office:value="0.348903456208" calcext:value-type="float">
            <text:p>0.3489034562</text:p>
          </table:table-cell>
        </table:table-row>
        <table:table-row table:style-name="ro2">
          <table:table-cell office:value-type="string" calcext:value-type="string">
            <text:p>Schematron</text:p>
          </table:table-cell>
          <table:table-cell office:value-type="float" office:value="0.214024217417" calcext:value-type="float">
            <text:p>0.2140242174</text:p>
          </table:table-cell>
        </table:table-row>
        <table:table-row table:style-name="ro2">
          <table:table-cell office:value-type="string" calcext:value-type="string">
            <text:p>ArchlightPrefs</text:p>
          </table:table-cell>
          <table:table-cell office:value-type="float" office:value="0.179319686943" calcext:value-type="float">
            <text:p>0.1793196869</text:p>
          </table:table-cell>
        </table:table-row>
        <table:table-row table:style-name="ro2">
          <table:table-cell office:value-type="string" calcext:value-type="string">
            <text:p>XArchChangeSet</text:p>
          </table:table-cell>
          <table:table-cell office:value-type="float" office:value="0.323132933796" calcext:value-type="float">
            <text:p>0.3231329338</text:p>
          </table:table-cell>
        </table:table-row>
        <table:table-row table:style-name="ro2">
          <table:table-cell office:value-type="string" calcext:value-type="string">
            <text:p>ChangeSetsViewer</text:p>
          </table:table-cell>
          <table:table-cell office:value-type="float" office:value="0.110814137334" calcext:value-type="float">
            <text:p>0.1108141373</text:p>
          </table:table-cell>
        </table:table-row>
        <table:table-row table:style-name="ro2">
          <table:table-cell office:value-type="string" calcext:value-type="string">
            <text:p>SelectorDriver</text:p>
          </table:table-cell>
          <table:table-cell office:value-type="float" office:value="0.114916025724" calcext:value-type="float">
            <text:p>0.1149160257</text:p>
          </table:table-cell>
        </table:table-row>
        <table:table-row table:style-name="ro2">
          <table:table-cell office:value-type="string" calcext:value-type="string">
            <text:p>EditorPrefs</text:p>
          </table:table-cell>
          <table:table-cell office:value-type="float" office:value="0.225219229676" calcext:value-type="float">
            <text:p>0.2252192297</text:p>
          </table:table-cell>
        </table:table-row>
        <table:table-row table:style-name="ro2">
          <table:table-cell office:value-type="string" calcext:value-type="string">
            <text:p>TracelinkView</text:p>
          </table:table-cell>
          <table:table-cell office:value-type="float" office:value="0.0727675736027" calcext:value-type="float">
            <text:p>0.0727675736</text:p>
          </table:table-cell>
        </table:table-row>
        <table:table-row table:style-name="ro2">
          <table:table-cell office:value-type="string" calcext:value-type="string">
            <text:p>Selector</text:p>
          </table:table-cell>
          <table:table-cell office:value-type="float" office:value="0.262815013779" calcext:value-type="float">
            <text:p>0.2628150138</text:p>
          </table:table-cell>
        </table:table-row>
        <table:table-row table:style-name="ro2">
          <table:table-cell office:value-type="string" calcext:value-type="string">
            <text:p>BasePreferenc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ngeSetStatusView</text:p>
          </table:table-cell>
          <table:table-cell office:value-type="float" office:value="0.257422853624" calcext:value-type="float">
            <text:p>0.2574228536</text:p>
          </table:table-cell>
        </table:table-row>
        <table:table-row table:style-name="ro2">
          <table:table-cell office:value-type="string" calcext:value-type="string">
            <text:p>Pruner</text:p>
          </table:table-cell>
          <table:table-cell office:value-type="float" office:value="0.378953380998" calcext:value-type="float">
            <text:p>0.378953381</text:p>
          </table:table-cell>
        </table:table-row>
        <table:table-row table:style-name="ro2">
          <table:table-cell office:value-type="string" calcext:value-type="string">
            <text:p>ChangeSetADT</text:p>
          </table:table-cell>
          <table:table-cell office:value-type="float" office:value="0.235606764735" calcext:value-type="float">
            <text:p>0.2356067647</text:p>
          </table:table-cell>
        </table:table-row>
        <table:table-row table:style-name="ro2">
          <table:table-cell office:value-type="string" calcext:value-type="string">
            <text:p>SchematronPrefs</text:p>
          </table:table-cell>
          <table:table-cell office:value-type="float" office:value="0.213872030954" calcext:value-type="float">
            <text:p>0.213872031</text:p>
          </table:table-cell>
        </table:table-row>
        <table:table-row table:style-name="ro2">
          <table:table-cell office:value-type="string" calcext:value-type="string">
            <text:p>EditorManager</text:p>
          </table:table-cell>
          <table:table-cell office:value-type="float" office:value="0.138422620462" calcext:value-type="float">
            <text:p>0.1384226205</text:p>
          </table:table-cell>
        </table:table-row>
        <table:table-row table:style-name="ro2">
          <table:table-cell office:value-type="string" calcext:value-type="string">
            <text:p>ChangeSetIdRelationships</text:p>
          </table:table-cell>
          <table:table-cell office:value-type="float" office:value="0.306601652207" calcext:value-type="float">
            <text:p>0.3066016522</text:p>
          </table:table-cell>
        </table:table-row>
        <table:table-row table:style-name="ro2">
          <table:table-cell office:value-type="string" calcext:value-type="string">
            <text:p>ExplicitADT</text:p>
          </table:table-cell>
          <table:table-cell office:value-type="float" office:value="0.223434852205" calcext:value-type="float">
            <text:p>0.2234348522</text:p>
          </table:table-cell>
        </table:table-row>
        <table:table-row table:style-name="ro2">
          <table:table-cell office:value-type="string" calcext:value-type="string">
            <text:p>ChangeSetIdView</text:p>
          </table:table-cell>
          <table:table-cell office:value-type="float" office:value="0.3557938639" calcext:value-type="float">
            <text:p>0.3557938639</text:p>
          </table:table-cell>
        </table:table-row>
        <table:table-row table:style-name="ro2">
          <table:table-cell office:value-type="string" calcext:value-type="string">
            <text:p>Launcher</text:p>
          </table:table-cell>
          <table:table-cell office:value-type="float" office:value="0.249688634559" calcext:value-type="float">
            <text:p>0.2496886346</text:p>
          </table:table-cell>
        </table:table-row>
        <table:table-row table:style-name="ro2">
          <table:table-cell office:value-type="string" calcext:value-type="string">
            <text:p>AIMEclipse</text:p>
          </table:table-cell>
          <table:table-cell office:value-type="float" office:value="0.174392171709" calcext:value-type="float">
            <text:p>0.1743921717</text:p>
          </table:table-cell>
        </table:table-row>
        <table:table-row table:style-name="ro2">
          <table:table-cell office:value-type="string" calcext:value-type="string">
            <text:p>CopyPasteManager</text:p>
          </table:table-cell>
          <table:table-cell office:value-type="float" office:value="0.241029471166" calcext:value-type="float">
            <text:p>0.2410294712</text:p>
          </table:table-cell>
        </table:table-row>
        <table:table-row table:style-name="ro2">
          <table:table-cell office:value-type="string" calcext:value-type="string">
            <text:p>ArchlightIssueView</text:p>
          </table:table-cell>
          <table:table-cell office:value-type="float" office:value="0.365313888613" calcext:value-type="float">
            <text:p>0.3653138886</text:p>
          </table:table-cell>
        </table:table-row>
        <table:table-row table:style-name="ro2">
          <table:table-cell office:value-type="string" calcext:value-type="string">
            <text:p>TypeWrangler</text:p>
          </table:table-cell>
          <table:table-cell office:value-type="float" office:value="0.124547274281" calcext:value-type="float">
            <text:p>0.1245472743</text:p>
          </table:table-cell>
        </table:table-row>
        <table:table-row table:style-name="ro2">
          <table:table-cell office:value-type="string" calcext:value-type="string">
            <text:p>ChangeSetStatusRelationships</text:p>
          </table:table-cell>
          <table:table-cell office:value-type="float" office:value="0.307725638839" calcext:value-type="float">
            <text:p>0.3077256388</text:p>
          </table:table-cell>
        </table:table-row>
        <table:table-row table:style-name="ro2">
          <table:table-cell office:value-type="string" calcext:value-type="string">
            <text:p>RelatedElements</text:p>
          </table:table-cell>
          <table:table-cell office:value-type="float" office:value="0.419694501738" calcext:value-type="float">
            <text:p>0.4196945017</text:p>
          </table:table-cell>
        </table:table-row>
        <table:table-row table:style-name="ro2">
          <table:table-cell office:value-type="string" calcext:value-type="string">
            <text:p>PreferencesAD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ngeSetSync</text:p>
          </table:table-cell>
          <table:table-cell office:value-type="float" office:value="0.111081603168" calcext:value-type="float">
            <text:p>0.1110816032</text:p>
          </table:table-cell>
        </table:table-row>
        <table:table-row table:style-name="ro2">
          <table:table-cell office:value-type="string" calcext:value-type="string">
            <text:p>BooleanEval</text:p>
          </table:table-cell>
          <table:table-cell office:value-type="float" office:value="0.173965531016" calcext:value-type="float">
            <text:p>0.173965531</text:p>
          </table:table-cell>
        </table:table-row>
        <table:table-row table:style-name="ro2">
          <table:table-cell office:value-type="string" calcext:value-type="string">
            <text:p>RationaleView</text:p>
          </table:table-cell>
          <table:table-cell office:value-type="float" office:value="0.242234847724" calcext:value-type="float">
            <text:p>0.2422348477</text:p>
          </table:table-cell>
        </table:table-row>
        <table:table-row table:style-name="ro2">
          <table:table-cell office:value-type="string" calcext:value-type="string">
            <text:p>ArchipelagoTypesPrefs</text:p>
          </table:table-cell>
          <table:table-cell office:value-type="float" office:value="0.136139694686" calcext:value-type="float">
            <text:p>0.1361396947</text:p>
          </table:table-cell>
        </table:table-row>
        <table:table-row table:style-name="ro2">
          <table:table-cell office:value-type="string" calcext:value-type="string">
            <text:p>ArchlightTestADT</text:p>
          </table:table-cell>
          <table:table-cell office:value-type="float" office:value="0.415714282123" calcext:value-type="float">
            <text:p>0.4157142821</text:p>
          </table:table-cell>
        </table:table-row>
        <table:table-row table:style-name="ro2">
          <table:table-cell office:value-type="string" calcext:value-type="string">
            <text:p>ArchlightToolAggregato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chlightNoticeADT</text:p>
          </table:table-cell>
          <table:table-cell office:value-type="float" office:value="0.419640010421" calcext:value-type="float">
            <text:p>0.4196400104</text:p>
          </table:table-cell>
        </table:table-row>
        <table:table-row table:style-name="ro2">
          <table:table-cell office:value-type="string" calcext:value-type="string">
            <text:p>FileManager</text:p>
          </table:table-cell>
          <table:table-cell office:value-type="float" office:value="0.131228325932" calcext:value-type="float">
            <text:p>0.1312283259</text:p>
          </table:table-cell>
        </table:table-row>
        <table:table-row table:style-name="ro2">
          <table:table-cell office:value-type="string" calcext:value-type="string">
            <text:p>Archlight</text:p>
          </table:table-cell>
          <table:table-cell office:value-type="float" office:value="0.0757307549785" calcext:value-type="float">
            <text:p>0.075730755</text:p>
          </table:table-cell>
        </table:table-row>
        <table:table-row table:style-name="ro2">
          <table:table-cell office:value-type="string" calcext:value-type="string">
            <text:p>ArchlightIssueADT</text:p>
          </table:table-cell>
          <table:table-cell office:value-type="float" office:value="0.511802943261" calcext:value-type="float">
            <text:p>0.5118029433</text:p>
          </table:table-cell>
        </table:table-row>
        <table:table-row table:style-name="ro2">
          <table:table-cell office:value-type="string" calcext:value-type="string">
            <text:p>Archipelago</text:p>
          </table:table-cell>
          <table:table-cell office:value-type="float" office:value="0.105622328717" calcext:value-type="float">
            <text:p>0.1056223287</text:p>
          </table:table-cell>
        </table:table-row>
        <table:table-row table:style-name="ro2">
          <table:table-cell office:value-type="string" calcext:value-type="string">
            <text:p>GraphLayoutPrefs</text:p>
          </table:table-cell>
          <table:table-cell office:value-type="float" office:value="0.242342780199" calcext:value-type="float">
            <text:p>0.2423427802</text:p>
          </table:table-cell>
        </table:table-row>
        <table:table-row table:style-name="ro2">
          <table:table-cell office:value-type="string" calcext:value-type="string">
            <text:p>ChangeSetUtil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chStudioUtils</text:p>
          </table:table-cell>
          <table:table-cell office:value-type="float" office:value="0.0469071311299" calcext:value-type="float">
            <text:p>0.0469071311</text:p>
          </table:table-cell>
        </table:table-row>
        <table:table-row table:style-name="ro2">
          <table:table-cell office:value-type="string" calcext:value-type="string">
            <text:p>XArchAD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chEdit</text:p>
          </table:table-cell>
          <table:table-cell office:value-type="float" office:value="0.110193828572" calcext:value-type="float">
            <text:p>0.1101938286</text:p>
          </table:table-cell>
        </table:table-row>
        <table:table-row table:style-name="ro2">
          <table:table-cell office:value-type="string" calcext:value-type="string">
            <text:p>BooleanNotation</text:p>
          </table:table-cell>
          <table:table-cell office:value-type="float" office:value="0.131856422891" calcext:value-type="float">
            <text:p>0.1318564229</text:p>
          </table:table-cell>
        </table:table-row>
        <table:table-row table:style-name="ro2">
          <table:table-cell office:value-type="string" calcext:value-type="string">
            <text:p>ChangeSetView</text:p>
          </table:table-cell>
          <table:table-cell office:value-type="float" office:value="0.234784967097" calcext:value-type="float">
            <text:p>0.2347849671</text:p>
          </table:table-cell>
        </table:table-row>
        <table:table-row table:style-name="ro3">
          <table:table-cell/>
          <table:table-cell table:formula="of:=AVERAGE([.B1:.B54])" office:value-type="float" office:value="0.200233826508985" calcext:value-type="float">
            <text:p>0.2002338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0T22:27:21.568164095</dc:date>
    <dc:creator>Joshua Garcia</dc:creator>
    <meta:document-statistic meta:table-count="1" meta:cell-count="109" meta:object-count="0"/>
    <meta:generator>LibreOffice/4.1.2.3$Linux_X86_64 LibreOffice_project/410m0$Build-3</meta:generator>
  </office:meta>
</office:document-meta>
</file>